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5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7 1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frame table:end-cell-address="'ABZ7 10C_MMM'.F31" table:end-x="3.378cm" table:end-y="0.057cm" draw:z-index="0" draw:style-name="gr1" svg:width="22.543cm" svg:height="10.895cm" svg:x="0.001cm" svg:y="0.001cm">
              <draw:object draw:notify-on-update-of-ranges="'ABZ7 10C_MMM'.A1:'ABZ7 10C_MMM'.A1 'ABZ7 10C_MMM'.B1:'ABZ7 10C_MMM'.B1 'ABZ7 10C_MMM'.B2:'ABZ7 10C_MMM'.B5 'ABZ7 10C_MMM'.A2:'ABZ7 10C_MMM'.A5 'ABZ7 10C_MMM'.D1:'ABZ7 10C_MMM'.D1 'ABZ7 10C_MMM'.D2:'ABZ7 10C_MMM'.D5 'ABZ7 10C_MMM'.C2:'ABZ7 10C_MMM'.C5 'ABZ7 10C_MMM'.F1:'ABZ7 10C_MMM'.F1 'ABZ7 10C_MMM'.F2:'ABZ7 10C_MMM'.F5 'ABZ7 10C_MMM'.E2:'ABZ7 10C_MMM'.E5 'ABZ7 10C_MMM'.H1:'ABZ7 10C_MMM'.H1 'ABZ7 10C_MMM'.H2:'ABZ7 10C_MMM'.H5 'ABZ7 10C_MMM'.G2:'ABZ7 10C_MMM'.G5 'ABZ7 10C_MMM'.J1:'ABZ7 10C_MMM'.J1 'ABZ7 10C_MMM'.J2:'ABZ7 10C_MMM'.J5 'ABZ7 10C_MMM'.I2:'ABZ7 10C_MMM'.I5 'ABZ7 10C_MMM'.L1:'ABZ7 10C_MMM'.L1 'ABZ7 10C_MMM'.L2:'ABZ7 10C_MMM'.L5 'ABZ7 10C_MMM'.K2:'ABZ7 10C_MMM'.K5 'ABZ7 10C_MMM'.N1:'ABZ7 10C_MMM'.N1 'ABZ7 10C_MMM'.N2:'ABZ7 10C_MMM'.N5 'ABZ7 10C_MMM'.M2:'ABZ7 10C_MMM'.M5 'ABZ7 10C_MMM'.P1:'ABZ7 10C_MMM'.P1 'ABZ7 10C_MMM'.P2:'ABZ7 10C_MMM'.P5 'ABZ7 10C_MMM'.O2:'ABZ7 10C_MMM'.O5 'ABZ7 10C_MMM'.R1:'ABZ7 10C_MMM'.R1 'ABZ7 10C_MMM'.R2:'ABZ7 10C_MMM'.R5 'ABZ7 10C_MMM'.Q2:'ABZ7 10C_MMM'.Q5 'ABZ7 10C_MMM'.T1:'ABZ7 10C_MMM'.T1 'ABZ7 10C_MMM'.T2:'ABZ7 10C_MMM'.T5 'ABZ7 10C_MMM'.S2:'ABZ7 10C_MMM'.S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7"/>
          <table:table-cell table:style-name="ce2" office:value-type="float" office:value="61537351">
            <text:p>6153735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2101372">
            <text:p>62101372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1362930">
            <text:p>6136293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1775319">
            <text:p>61775319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2062621">
            <text:p>6206262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 SUM ([.R16:.R20])/5" office:value-type="float" office:value="61767918.6">
            <text:p>61767918,6</text:p>
          </table:table-cell>
          <table:table-cell table:number-columns-repeated="2"/>
        </table:table-row>
      </table:table>
      <table:table table:name="ABZ7 10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frame table:end-cell-address="'ABZ7 100C_MMM'.F31" table:end-x="3.378cm" table:end-y="0.057cm" draw:z-index="0" draw:style-name="gr1" svg:width="22.543cm" svg:height="10.895cm" svg:x="0.001cm" svg:y="0.001cm">
              <draw:object draw:notify-on-update-of-ranges="'ABZ7 100C_MMM'.A1:'ABZ7 100C_MMM'.A1 'ABZ7 100C_MMM'.B1:'ABZ7 100C_MMM'.B1 'ABZ7 100C_MMM'.B2:'ABZ7 100C_MMM'.B5 'ABZ7 100C_MMM'.A2:'ABZ7 100C_MMM'.A5 'ABZ7 100C_MMM'.D1:'ABZ7 100C_MMM'.D1 'ABZ7 100C_MMM'.D2:'ABZ7 100C_MMM'.D5 'ABZ7 100C_MMM'.C2:'ABZ7 100C_MMM'.C5 'ABZ7 100C_MMM'.F1:'ABZ7 100C_MMM'.F1 'ABZ7 100C_MMM'.F2:'ABZ7 100C_MMM'.F5 'ABZ7 100C_MMM'.E2:'ABZ7 100C_MMM'.E5 'ABZ7 100C_MMM'.H1:'ABZ7 100C_MMM'.H1 'ABZ7 100C_MMM'.H2:'ABZ7 100C_MMM'.H5 'ABZ7 100C_MMM'.G2:'ABZ7 100C_MMM'.G5 'ABZ7 100C_MMM'.J1:'ABZ7 100C_MMM'.J1 'ABZ7 100C_MMM'.J2:'ABZ7 100C_MMM'.J5 'ABZ7 100C_MMM'.I2:'ABZ7 100C_MMM'.I5 'ABZ7 100C_MMM'.L1:'ABZ7 100C_MMM'.L1 'ABZ7 100C_MMM'.L2:'ABZ7 100C_MMM'.L5 'ABZ7 100C_MMM'.K2:'ABZ7 100C_MMM'.K5 'ABZ7 100C_MMM'.N1:'ABZ7 100C_MMM'.N1 'ABZ7 100C_MMM'.N2:'ABZ7 100C_MMM'.N5 'ABZ7 100C_MMM'.M2:'ABZ7 100C_MMM'.M5 'ABZ7 100C_MMM'.P1:'ABZ7 100C_MMM'.P1 'ABZ7 100C_MMM'.P2:'ABZ7 100C_MMM'.P5 'ABZ7 100C_MMM'.O2:'ABZ7 100C_MMM'.O5 'ABZ7 100C_MMM'.R1:'ABZ7 100C_MMM'.R1 'ABZ7 100C_MMM'.R2:'ABZ7 100C_MMM'.R5 'ABZ7 100C_MMM'.Q2:'ABZ7 100C_MMM'.Q5 'ABZ7 100C_MMM'.T1:'ABZ7 100C_MMM'.T1 'ABZ7 100C_MMM'.T2:'ABZ7 100C_MMM'.T5 'ABZ7 100C_MMM'.S2:'ABZ7 100C_MMM'.S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0"/>
          <table:table-cell table:style-name="ce2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 SUM ([.R11:.R15])/5" office:value-type="float" office:value="1236">
            <text:p>1236</text:p>
          </table:table-cell>
          <table:table-cell table:number-columns-repeated="2"/>
        </table:table-row>
      </table:table>
      <table:table table:name="ABZ7 1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frame table:end-cell-address="'ABZ7 10C_MMM_OI'.F31" table:end-x="3.378cm" table:end-y="0.057cm" draw:z-index="0" draw:style-name="gr1" svg:width="22.543cm" svg:height="10.895cm" svg:x="0.001cm" svg:y="0.001cm">
              <draw:object draw:notify-on-update-of-ranges="'ABZ7 10C_MMM_OI'.A1:'ABZ7 10C_MMM_OI'.A1 'ABZ7 10C_MMM_OI'.B1:'ABZ7 10C_MMM_OI'.B1 'ABZ7 10C_MMM_OI'.B2:'ABZ7 10C_MMM_OI'.B5 'ABZ7 10C_MMM_OI'.A2:'ABZ7 10C_MMM_OI'.A5 'ABZ7 10C_MMM_OI'.D1:'ABZ7 10C_MMM_OI'.D1 'ABZ7 10C_MMM_OI'.D2:'ABZ7 10C_MMM_OI'.D5 'ABZ7 10C_MMM_OI'.C2:'ABZ7 10C_MMM_OI'.C5 'ABZ7 10C_MMM_OI'.F1:'ABZ7 10C_MMM_OI'.F1 'ABZ7 10C_MMM_OI'.F2:'ABZ7 10C_MMM_OI'.F5 'ABZ7 10C_MMM_OI'.E2:'ABZ7 10C_MMM_OI'.E5 'ABZ7 10C_MMM_OI'.H1:'ABZ7 10C_MMM_OI'.H1 'ABZ7 10C_MMM_OI'.H2:'ABZ7 10C_MMM_OI'.H5 'ABZ7 10C_MMM_OI'.G2:'ABZ7 10C_MMM_OI'.G5 'ABZ7 10C_MMM_OI'.J1:'ABZ7 10C_MMM_OI'.J1 'ABZ7 10C_MMM_OI'.J2:'ABZ7 10C_MMM_OI'.J5 'ABZ7 10C_MMM_OI'.I2:'ABZ7 10C_MMM_OI'.I5 'ABZ7 10C_MMM_OI'.L1:'ABZ7 10C_MMM_OI'.L1 'ABZ7 10C_MMM_OI'.L2:'ABZ7 10C_MMM_OI'.L5 'ABZ7 10C_MMM_OI'.K2:'ABZ7 10C_MMM_OI'.K5 'ABZ7 10C_MMM_OI'.N1:'ABZ7 10C_MMM_OI'.N1 'ABZ7 10C_MMM_OI'.N2:'ABZ7 10C_MMM_OI'.N5 'ABZ7 10C_MMM_OI'.M2:'ABZ7 10C_MMM_OI'.M5 'ABZ7 10C_MMM_OI'.P1:'ABZ7 10C_MMM_OI'.P1 'ABZ7 10C_MMM_OI'.P2:'ABZ7 10C_MMM_OI'.P5 'ABZ7 10C_MMM_OI'.O2:'ABZ7 10C_MMM_OI'.O5 'ABZ7 10C_MMM_OI'.R1:'ABZ7 10C_MMM_OI'.R1 'ABZ7 10C_MMM_OI'.R2:'ABZ7 10C_MMM_OI'.R5 'ABZ7 10C_MMM_OI'.Q2:'ABZ7 10C_MMM_OI'.Q5 'ABZ7 10C_MMM_OI'.T1:'ABZ7 10C_MMM_OI'.T1 'ABZ7 10C_MMM_OI'.T2:'ABZ7 10C_MMM_OI'.T5 'ABZ7 10C_MMM_OI'.S2:'ABZ7 10C_MMM_OI'.S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table:style-name="ce2" office:value-type="float" office:value="1238">
            <text:p>1238</text:p>
          </table:table-cell>
          <table:table-cell table:style-name="ce2" office:value-type="float" office:value="62567778">
            <text:p>6256777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4">
            <text:p>1234</text:p>
          </table:table-cell>
          <table:table-cell table:style-name="ce3" office:value-type="float" office:value="62326416">
            <text:p>6232641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8">
            <text:p>1238</text:p>
          </table:table-cell>
          <table:table-cell table:style-name="ce3" office:value-type="float" office:value="62156646">
            <text:p>6215664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6">
            <text:p>1236</text:p>
          </table:table-cell>
          <table:table-cell table:style-name="ce3" office:value-type="float" office:value="61924018">
            <text:p>6192401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6">
            <text:p>1236</text:p>
          </table:table-cell>
          <table:table-cell table:style-name="ce3" office:value-type="float" office:value="62101820">
            <text:p>6210182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 SUM ([.Q9:.Q13])/5" office:value-type="float" office:value="1236.4">
            <text:p>1236,4</text:p>
          </table:table-cell>
          <table:table-cell table:formula="of:= SUM ([.R9:.R13])/5" office:value-type="float" office:value="62215335.6">
            <text:p>62215335,6</text:p>
          </table:table-cell>
          <table:table-cell table:number-columns-repeated="2"/>
        </table:table-row>
      </table:table>
      <table:table table:name="ABZ7 10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frame table:end-cell-address="'ABZ7 100C_MMM_OI'.F31" table:end-x="3.378cm" table:end-y="0.057cm" draw:z-index="0" draw:style-name="gr1" svg:width="22.543cm" svg:height="10.895cm" svg:x="0.001cm" svg:y="0.001cm">
              <draw:object draw:notify-on-update-of-ranges="'ABZ7 100C_MMM_OI'.A1:'ABZ7 100C_MMM_OI'.A1 'ABZ7 100C_MMM_OI'.B1:'ABZ7 100C_MMM_OI'.B1 'ABZ7 100C_MMM_OI'.B2:'ABZ7 100C_MMM_OI'.B5 'ABZ7 100C_MMM_OI'.A2:'ABZ7 100C_MMM_OI'.A5 'ABZ7 100C_MMM_OI'.D1:'ABZ7 100C_MMM_OI'.D1 'ABZ7 100C_MMM_OI'.D2:'ABZ7 100C_MMM_OI'.D5 'ABZ7 100C_MMM_OI'.C2:'ABZ7 100C_MMM_OI'.C5 'ABZ7 100C_MMM_OI'.F1:'ABZ7 100C_MMM_OI'.F1 'ABZ7 100C_MMM_OI'.F2:'ABZ7 100C_MMM_OI'.F5 'ABZ7 100C_MMM_OI'.E2:'ABZ7 100C_MMM_OI'.E5 'ABZ7 100C_MMM_OI'.H1:'ABZ7 100C_MMM_OI'.H1 'ABZ7 100C_MMM_OI'.H2:'ABZ7 100C_MMM_OI'.H5 'ABZ7 100C_MMM_OI'.G2:'ABZ7 100C_MMM_OI'.G5 'ABZ7 100C_MMM_OI'.J1:'ABZ7 100C_MMM_OI'.J1 'ABZ7 100C_MMM_OI'.J2:'ABZ7 100C_MMM_OI'.J5 'ABZ7 100C_MMM_OI'.I2:'ABZ7 100C_MMM_OI'.I5 'ABZ7 100C_MMM_OI'.L1:'ABZ7 100C_MMM_OI'.L1 'ABZ7 100C_MMM_OI'.L2:'ABZ7 100C_MMM_OI'.L5 'ABZ7 100C_MMM_OI'.K2:'ABZ7 100C_MMM_OI'.K5 'ABZ7 100C_MMM_OI'.N1:'ABZ7 100C_MMM_OI'.N1 'ABZ7 100C_MMM_OI'.N2:'ABZ7 100C_MMM_OI'.N5 'ABZ7 100C_MMM_OI'.M2:'ABZ7 100C_MMM_OI'.M5 'ABZ7 100C_MMM_OI'.P1:'ABZ7 100C_MMM_OI'.P1 'ABZ7 100C_MMM_OI'.P2:'ABZ7 100C_MMM_OI'.P5 'ABZ7 100C_MMM_OI'.O2:'ABZ7 100C_MMM_OI'.O5 'ABZ7 100C_MMM_OI'.R1:'ABZ7 100C_MMM_OI'.R1 'ABZ7 100C_MMM_OI'.R2:'ABZ7 100C_MMM_OI'.R5 'ABZ7 100C_MMM_OI'.Q2:'ABZ7 100C_MMM_OI'.Q5 'ABZ7 100C_MMM_OI'.T1:'ABZ7 100C_MMM_OI'.T1 'ABZ7 100C_MMM_OI'.T2:'ABZ7 100C_MMM_OI'.T5 'ABZ7 100C_MMM_OI'.S2:'ABZ7 100C_MMM_OI'.S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>
          <table:table-cell table:number-columns-repeated="16"/>
          <table:table-cell table:style-name="ce2" office:value-type="float" office:value="68052742">
            <text:p>68052742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8244373">
            <text:p>6824437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7151224">
            <text:p>67151224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300690">
            <text:p>69300690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830093">
            <text:p>6983009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formula="of:= SUM ([.Q12:.Q16])/5" office:value-type="float" office:value="68515824.4">
            <text:p>68515824,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7">17/01/2010</text:date>, <text:time>19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1-17T19:27:21.36</dc:date>
    <meta:editing-duration>PT14H44M14S</meta:editing-duration>
    <meta:editing-cycles>56</meta:editing-cycles>
    <meta:generator>OpenOffice.org/3.1$Win32 OpenOffice.org_project/310m19$Build-9420</meta:generator>
    <meta:document-statistic meta:table-count="4" meta:cell-count="110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67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7 - Busca Tabu X Modelos de hibridização (resultado após 5 rodadas)</text:p>
        </chart:title>
        <chart:subtitle svg:x="0.305cm" svg:y="0.938cm" chart:style-name="ch3">
          <text:p>Parâmetros: Tamanho da população = 12; Número de ciclos = 10; Ordem de operadores invertida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7 10C_MMM_OI'.A1:'ABZ7 10C_MMM_OI'.B5 'ABZ7 10C_MMM_OI'.D1:'ABZ7 10C_MMM_OI'.D5 'ABZ7 10C_MMM_OI'.F1:'ABZ7 10C_MMM_OI'.F5 'ABZ7 10C_MMM_OI'.H1:'ABZ7 10C_MMM_OI'.H5 'ABZ7 10C_MMM_OI'.J1:'ABZ7 10C_MMM_OI'.J5 'ABZ7 10C_MMM_OI'.L1:'ABZ7 10C_MMM_OI'.L5 'ABZ7 10C_MMM_OI'.N1:'ABZ7 10C_MMM_OI'.N5 'ABZ7 10C_MMM_OI'.P1:'ABZ7 10C_MMM_OI'.P5 'ABZ7 10C_MMM_OI'.R1:'ABZ7 10C_MMM_OI'.R5 'ABZ7 10C_MMM_OI'.T1:'ABZ7 1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7 10C_MMM_OI'.A1:'ABZ7 1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7 10C_MMM_OI'.B2:'ABZ7 10C_MMM_OI'.B5" chart:label-cell-address="'ABZ7 10C_MMM_OI'.B1:'ABZ7 10C_MMM_OI'.B1" chart:class="chart:scatter">
            <chart:domain table:cell-range-address="'ABZ7 10C_MMM_OI'.A2:'ABZ7 10C_MMM_OI'.A5"/>
            <chart:data-point chart:repeated="4"/>
          </chart:series>
          <chart:series chart:style-name="ch12" chart:values-cell-range-address="'ABZ7 10C_MMM_OI'.D2:'ABZ7 10C_MMM_OI'.D5" chart:label-cell-address="'ABZ7 10C_MMM_OI'.D1:'ABZ7 10C_MMM_OI'.D1" chart:class="chart:scatter">
            <chart:domain table:cell-range-address="'ABZ7 10C_MMM_OI'.C2:'ABZ7 10C_MMM_OI'.C5"/>
            <chart:data-point chart:repeated="4"/>
          </chart:series>
          <chart:series chart:style-name="ch13" chart:values-cell-range-address="'ABZ7 10C_MMM_OI'.F2:'ABZ7 10C_MMM_OI'.F5" chart:label-cell-address="'ABZ7 10C_MMM_OI'.F1:'ABZ7 10C_MMM_OI'.F1" chart:class="chart:scatter">
            <chart:domain table:cell-range-address="'ABZ7 10C_MMM_OI'.E2:'ABZ7 10C_MMM_OI'.E5"/>
            <chart:data-point chart:repeated="4"/>
          </chart:series>
          <chart:series chart:style-name="ch14" chart:values-cell-range-address="'ABZ7 10C_MMM_OI'.H2:'ABZ7 10C_MMM_OI'.H5" chart:label-cell-address="'ABZ7 10C_MMM_OI'.H1:'ABZ7 10C_MMM_OI'.H1" chart:class="chart:scatter">
            <chart:domain table:cell-range-address="'ABZ7 10C_MMM_OI'.G2:'ABZ7 10C_MMM_OI'.G5"/>
            <chart:data-point chart:repeated="4"/>
          </chart:series>
          <chart:series chart:style-name="ch15" chart:values-cell-range-address="'ABZ7 10C_MMM_OI'.J2:'ABZ7 10C_MMM_OI'.J5" chart:label-cell-address="'ABZ7 10C_MMM_OI'.J1:'ABZ7 10C_MMM_OI'.J1" chart:class="chart:scatter">
            <chart:domain table:cell-range-address="'ABZ7 10C_MMM_OI'.I2:'ABZ7 10C_MMM_OI'.I5"/>
            <chart:data-point chart:repeated="4"/>
          </chart:series>
          <chart:series chart:style-name="ch16" chart:values-cell-range-address="'ABZ7 10C_MMM_OI'.L2:'ABZ7 10C_MMM_OI'.L5" chart:label-cell-address="'ABZ7 10C_MMM_OI'.L1:'ABZ7 10C_MMM_OI'.L1" chart:class="chart:scatter">
            <chart:domain table:cell-range-address="'ABZ7 10C_MMM_OI'.K2:'ABZ7 10C_MMM_OI'.K5"/>
            <chart:data-point chart:repeated="4"/>
          </chart:series>
          <chart:series chart:style-name="ch17" chart:values-cell-range-address="'ABZ7 10C_MMM_OI'.N2:'ABZ7 10C_MMM_OI'.N5" chart:label-cell-address="'ABZ7 10C_MMM_OI'.N1:'ABZ7 10C_MMM_OI'.N1" chart:class="chart:scatter">
            <chart:domain table:cell-range-address="'ABZ7 10C_MMM_OI'.M2:'ABZ7 10C_MMM_OI'.M5"/>
            <chart:data-point chart:repeated="4"/>
          </chart:series>
          <chart:series chart:style-name="ch18" chart:values-cell-range-address="'ABZ7 10C_MMM_OI'.P2:'ABZ7 10C_MMM_OI'.P5" chart:label-cell-address="'ABZ7 10C_MMM_OI'.P1:'ABZ7 10C_MMM_OI'.P1" chart:class="chart:scatter">
            <chart:domain table:cell-range-address="'ABZ7 10C_MMM_OI'.O2:'ABZ7 10C_MMM_OI'.O5"/>
            <chart:data-point chart:repeated="4"/>
          </chart:series>
          <chart:series chart:style-name="ch19" chart:values-cell-range-address="'ABZ7 10C_MMM_OI'.R2:'ABZ7 10C_MMM_OI'.R5" chart:label-cell-address="'ABZ7 10C_MMM_OI'.R1:'ABZ7 10C_MMM_OI'.R1" chart:class="chart:scatter">
            <chart:domain table:cell-range-address="'ABZ7 10C_MMM_OI'.Q2:'ABZ7 10C_MMM_OI'.Q5"/>
            <chart:data-point chart:repeated="4"/>
          </chart:series>
          <chart:series chart:style-name="ch20" chart:values-cell-range-address="'ABZ7 10C_MMM_OI'.T2:'ABZ7 10C_MMM_OI'.T5" chart:label-cell-address="'ABZ7 10C_MMM_OI'.T1:'ABZ7 10C_MMM_OI'.T1" chart:class="chart:scatter">
            <chart:domain table:cell-range-address="'ABZ7 10C_MMM_OI'.S2:'ABZ7 1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7 10C_MMM_OI'.B1:'ABZ7 1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7 10C_MMM_OI'.D1:'ABZ7 1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7 10C_MMM_OI'.F1:'ABZ7 1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7 10C_MMM_OI'.H1:'ABZ7 1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7 10C_MMM_OI'.J1:'ABZ7 1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7 10C_MMM_OI'.L1:'ABZ7 1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7 10C_MMM_OI'.N1:'ABZ7 1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7 10C_MMM_OI'.P1:'ABZ7 1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7 10C_MMM_OI'.R1:'ABZ7 1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7 10C_MMM_OI'.T1:'ABZ7 1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7 10C_MMM_OI'.A1:'ABZ7 10C_MMM_OI'.A1">Soluções computadas</text:p>
              </table:table-cell>
              <table:table-cell office:value-type="float" office:value="1.#NAN">
                <text:p text:id="'ABZ7 10C_MMM_OI'.A2:'ABZ7 10C_MMM_OI'.A5">1.#NAN</text:p>
              </table:table-cell>
              <table:table-cell office:value-type="float" office:value="1.#NAN">
                <text:p text:id="'ABZ7 10C_MMM_OI'.B2:'ABZ7 10C_MMM_OI'.B5">1.#NAN</text:p>
              </table:table-cell>
              <table:table-cell office:value-type="float" office:value="1.#NAN">
                <text:p text:id="'ABZ7 10C_MMM_OI'.C2:'ABZ7 10C_MMM_OI'.C5">1.#NAN</text:p>
              </table:table-cell>
              <table:table-cell office:value-type="float" office:value="1.#NAN">
                <text:p text:id="'ABZ7 10C_MMM_OI'.D2:'ABZ7 10C_MMM_OI'.D5">1.#NAN</text:p>
              </table:table-cell>
              <table:table-cell office:value-type="float" office:value="1.#NAN">
                <text:p text:id="'ABZ7 10C_MMM_OI'.E2:'ABZ7 10C_MMM_OI'.E5">1.#NAN</text:p>
              </table:table-cell>
              <table:table-cell office:value-type="float" office:value="1.#NAN">
                <text:p text:id="'ABZ7 10C_MMM_OI'.F2:'ABZ7 10C_MMM_OI'.F5">1.#NAN</text:p>
              </table:table-cell>
              <table:table-cell office:value-type="float" office:value="1.#NAN">
                <text:p text:id="'ABZ7 10C_MMM_OI'.G2:'ABZ7 10C_MMM_OI'.G5">1.#NAN</text:p>
              </table:table-cell>
              <table:table-cell office:value-type="float" office:value="1.#NAN">
                <text:p text:id="'ABZ7 10C_MMM_OI'.H2:'ABZ7 10C_MMM_OI'.H5">1.#NAN</text:p>
              </table:table-cell>
              <table:table-cell office:value-type="float" office:value="1.#NAN">
                <text:p text:id="'ABZ7 10C_MMM_OI'.I2:'ABZ7 10C_MMM_OI'.I5">1.#NAN</text:p>
              </table:table-cell>
              <table:table-cell office:value-type="float" office:value="1.#NAN">
                <text:p text:id="'ABZ7 10C_MMM_OI'.J2:'ABZ7 10C_MMM_OI'.J5">1.#NAN</text:p>
              </table:table-cell>
              <table:table-cell office:value-type="float" office:value="1.#NAN">
                <text:p text:id="'ABZ7 10C_MMM_OI'.K2:'ABZ7 10C_MMM_OI'.K5">1.#NAN</text:p>
              </table:table-cell>
              <table:table-cell office:value-type="float" office:value="1.#NAN">
                <text:p text:id="'ABZ7 10C_MMM_OI'.L2:'ABZ7 10C_MMM_OI'.L5">1.#NAN</text:p>
              </table:table-cell>
              <table:table-cell office:value-type="float" office:value="1.#NAN">
                <text:p text:id="'ABZ7 10C_MMM_OI'.M2:'ABZ7 10C_MMM_OI'.M5">1.#NAN</text:p>
              </table:table-cell>
              <table:table-cell office:value-type="float" office:value="1.#NAN">
                <text:p text:id="'ABZ7 10C_MMM_OI'.N2:'ABZ7 10C_MMM_OI'.N5">1.#NAN</text:p>
              </table:table-cell>
              <table:table-cell office:value-type="float" office:value="1.#NAN">
                <text:p text:id="'ABZ7 10C_MMM_OI'.O2:'ABZ7 10C_MMM_OI'.O5">1.#NAN</text:p>
              </table:table-cell>
              <table:table-cell office:value-type="float" office:value="1.#NAN">
                <text:p text:id="'ABZ7 10C_MMM_OI'.P2:'ABZ7 10C_MMM_OI'.P5">1.#NAN</text:p>
              </table:table-cell>
              <table:table-cell office:value-type="float" office:value="1.#NAN">
                <text:p text:id="'ABZ7 10C_MMM_OI'.Q2:'ABZ7 10C_MMM_OI'.Q5">1.#NAN</text:p>
              </table:table-cell>
              <table:table-cell office:value-type="float" office:value="1.#NAN">
                <text:p text:id="'ABZ7 10C_MMM_OI'.R2:'ABZ7 10C_MMM_OI'.R5">1.#NAN</text:p>
              </table:table-cell>
              <table:table-cell office:value-type="float" office:value="1.#NAN">
                <text:p text:id="'ABZ7 10C_MMM_OI'.S2:'ABZ7 10C_MMM_OI'.S5">1.#NAN</text:p>
              </table:table-cell>
              <table:table-cell office:value-type="float" office:value="1.#NAN">
                <text:p text:id="'ABZ7 10C_MMM_OI'.T2:'ABZ7 10C_MMM_OI'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67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7 - Busca Tabu X Modelos de hibridização (resultado após 5 rodadas)</text:p>
        </chart:title>
        <chart:subtitle svg:x="0.305cm" svg:y="0.938cm" chart:style-name="ch3">
          <text:p>Parâmetros: Tamanho da população = 12; Número de ciclos = 10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7 10C_MMM'.A1:'ABZ7 10C_MMM'.B5 'ABZ7 10C_MMM'.D1:'ABZ7 10C_MMM'.D5 'ABZ7 10C_MMM'.F1:'ABZ7 10C_MMM'.F5 'ABZ7 10C_MMM'.H1:'ABZ7 10C_MMM'.H5 'ABZ7 10C_MMM'.J1:'ABZ7 10C_MMM'.J5 'ABZ7 10C_MMM'.L1:'ABZ7 10C_MMM'.L5 'ABZ7 10C_MMM'.N1:'ABZ7 10C_MMM'.N5 'ABZ7 10C_MMM'.P1:'ABZ7 10C_MMM'.P5 'ABZ7 10C_MMM'.R1:'ABZ7 10C_MMM'.R5 'ABZ7 10C_MMM'.T1:'ABZ7 10C_MMM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7 10C_MMM'.A1:'ABZ7 10C_MMM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7 10C_MMM'.B2:'ABZ7 10C_MMM'.B5" chart:label-cell-address="'ABZ7 10C_MMM'.B1:'ABZ7 10C_MMM'.B1" chart:class="chart:scatter">
            <chart:domain table:cell-range-address="'ABZ7 10C_MMM'.A2:'ABZ7 10C_MMM'.A5"/>
            <chart:data-point chart:repeated="4"/>
          </chart:series>
          <chart:series chart:style-name="ch12" chart:values-cell-range-address="'ABZ7 10C_MMM'.D2:'ABZ7 10C_MMM'.D5" chart:label-cell-address="'ABZ7 10C_MMM'.D1:'ABZ7 10C_MMM'.D1" chart:class="chart:scatter">
            <chart:domain table:cell-range-address="'ABZ7 10C_MMM'.C2:'ABZ7 10C_MMM'.C5"/>
            <chart:data-point chart:repeated="4"/>
          </chart:series>
          <chart:series chart:style-name="ch13" chart:values-cell-range-address="'ABZ7 10C_MMM'.F2:'ABZ7 10C_MMM'.F5" chart:label-cell-address="'ABZ7 10C_MMM'.F1:'ABZ7 10C_MMM'.F1" chart:class="chart:scatter">
            <chart:domain table:cell-range-address="'ABZ7 10C_MMM'.E2:'ABZ7 10C_MMM'.E5"/>
            <chart:data-point chart:repeated="4"/>
          </chart:series>
          <chart:series chart:style-name="ch14" chart:values-cell-range-address="'ABZ7 10C_MMM'.H2:'ABZ7 10C_MMM'.H5" chart:label-cell-address="'ABZ7 10C_MMM'.H1:'ABZ7 10C_MMM'.H1" chart:class="chart:scatter">
            <chart:domain table:cell-range-address="'ABZ7 10C_MMM'.G2:'ABZ7 10C_MMM'.G5"/>
            <chart:data-point chart:repeated="4"/>
          </chart:series>
          <chart:series chart:style-name="ch15" chart:values-cell-range-address="'ABZ7 10C_MMM'.J2:'ABZ7 10C_MMM'.J5" chart:label-cell-address="'ABZ7 10C_MMM'.J1:'ABZ7 10C_MMM'.J1" chart:class="chart:scatter">
            <chart:domain table:cell-range-address="'ABZ7 10C_MMM'.I2:'ABZ7 10C_MMM'.I5"/>
            <chart:data-point chart:repeated="4"/>
          </chart:series>
          <chart:series chart:style-name="ch16" chart:values-cell-range-address="'ABZ7 10C_MMM'.L2:'ABZ7 10C_MMM'.L5" chart:label-cell-address="'ABZ7 10C_MMM'.L1:'ABZ7 10C_MMM'.L1" chart:class="chart:scatter">
            <chart:domain table:cell-range-address="'ABZ7 10C_MMM'.K2:'ABZ7 10C_MMM'.K5"/>
            <chart:data-point chart:repeated="4"/>
          </chart:series>
          <chart:series chart:style-name="ch17" chart:values-cell-range-address="'ABZ7 10C_MMM'.N2:'ABZ7 10C_MMM'.N5" chart:label-cell-address="'ABZ7 10C_MMM'.N1:'ABZ7 10C_MMM'.N1" chart:class="chart:scatter">
            <chart:domain table:cell-range-address="'ABZ7 10C_MMM'.M2:'ABZ7 10C_MMM'.M5"/>
            <chart:data-point chart:repeated="4"/>
          </chart:series>
          <chart:series chart:style-name="ch18" chart:values-cell-range-address="'ABZ7 10C_MMM'.P2:'ABZ7 10C_MMM'.P5" chart:label-cell-address="'ABZ7 10C_MMM'.P1:'ABZ7 10C_MMM'.P1" chart:class="chart:scatter">
            <chart:domain table:cell-range-address="'ABZ7 10C_MMM'.O2:'ABZ7 10C_MMM'.O5"/>
            <chart:data-point chart:repeated="4"/>
          </chart:series>
          <chart:series chart:style-name="ch19" chart:values-cell-range-address="'ABZ7 10C_MMM'.R2:'ABZ7 10C_MMM'.R5" chart:label-cell-address="'ABZ7 10C_MMM'.R1:'ABZ7 10C_MMM'.R1" chart:class="chart:scatter">
            <chart:domain table:cell-range-address="'ABZ7 10C_MMM'.Q2:'ABZ7 10C_MMM'.Q5"/>
            <chart:data-point chart:repeated="4"/>
          </chart:series>
          <chart:series chart:style-name="ch20" chart:values-cell-range-address="'ABZ7 10C_MMM'.T2:'ABZ7 10C_MMM'.T5" chart:label-cell-address="'ABZ7 10C_MMM'.T1:'ABZ7 10C_MMM'.T1" chart:class="chart:scatter">
            <chart:domain table:cell-range-address="'ABZ7 10C_MMM'.S2:'ABZ7 1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7 10C_MMM'.B1:'ABZ7 1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7 10C_MMM'.D1:'ABZ7 1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7 10C_MMM'.F1:'ABZ7 1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7 10C_MMM'.H1:'ABZ7 1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7 10C_MMM'.J1:'ABZ7 1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7 10C_MMM'.L1:'ABZ7 1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7 10C_MMM'.N1:'ABZ7 1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7 10C_MMM'.P1:'ABZ7 1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7 10C_MMM'.R1:'ABZ7 1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7 10C_MMM'.T1:'ABZ7 1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7 10C_MMM'.A1:'ABZ7 10C_MMM'.A1">Soluções computadas</text:p>
              </table:table-cell>
              <table:table-cell office:value-type="float" office:value="1.#NAN">
                <text:p text:id="'ABZ7 10C_MMM'.A2:'ABZ7 10C_MMM'.A5">1.#NAN</text:p>
              </table:table-cell>
              <table:table-cell office:value-type="float" office:value="1.#NAN">
                <text:p text:id="'ABZ7 10C_MMM'.B2:'ABZ7 10C_MMM'.B5">1.#NAN</text:p>
              </table:table-cell>
              <table:table-cell office:value-type="float" office:value="1.#NAN">
                <text:p text:id="'ABZ7 10C_MMM'.C2:'ABZ7 10C_MMM'.C5">1.#NAN</text:p>
              </table:table-cell>
              <table:table-cell office:value-type="float" office:value="1.#NAN">
                <text:p text:id="'ABZ7 10C_MMM'.D2:'ABZ7 10C_MMM'.D5">1.#NAN</text:p>
              </table:table-cell>
              <table:table-cell office:value-type="float" office:value="1.#NAN">
                <text:p text:id="'ABZ7 10C_MMM'.E2:'ABZ7 10C_MMM'.E5">1.#NAN</text:p>
              </table:table-cell>
              <table:table-cell office:value-type="float" office:value="1.#NAN">
                <text:p text:id="'ABZ7 10C_MMM'.F2:'ABZ7 10C_MMM'.F5">1.#NAN</text:p>
              </table:table-cell>
              <table:table-cell office:value-type="float" office:value="1.#NAN">
                <text:p text:id="'ABZ7 10C_MMM'.G2:'ABZ7 10C_MMM'.G5">1.#NAN</text:p>
              </table:table-cell>
              <table:table-cell office:value-type="float" office:value="1.#NAN">
                <text:p text:id="'ABZ7 10C_MMM'.H2:'ABZ7 10C_MMM'.H5">1.#NAN</text:p>
              </table:table-cell>
              <table:table-cell office:value-type="float" office:value="1.#NAN">
                <text:p text:id="'ABZ7 10C_MMM'.I2:'ABZ7 10C_MMM'.I5">1.#NAN</text:p>
              </table:table-cell>
              <table:table-cell office:value-type="float" office:value="1.#NAN">
                <text:p text:id="'ABZ7 10C_MMM'.J2:'ABZ7 10C_MMM'.J5">1.#NAN</text:p>
              </table:table-cell>
              <table:table-cell office:value-type="float" office:value="1.#NAN">
                <text:p text:id="'ABZ7 10C_MMM'.K2:'ABZ7 10C_MMM'.K5">1.#NAN</text:p>
              </table:table-cell>
              <table:table-cell office:value-type="float" office:value="1.#NAN">
                <text:p text:id="'ABZ7 10C_MMM'.L2:'ABZ7 10C_MMM'.L5">1.#NAN</text:p>
              </table:table-cell>
              <table:table-cell office:value-type="float" office:value="1.#NAN">
                <text:p text:id="'ABZ7 10C_MMM'.M2:'ABZ7 10C_MMM'.M5">1.#NAN</text:p>
              </table:table-cell>
              <table:table-cell office:value-type="float" office:value="1.#NAN">
                <text:p text:id="'ABZ7 10C_MMM'.N2:'ABZ7 10C_MMM'.N5">1.#NAN</text:p>
              </table:table-cell>
              <table:table-cell office:value-type="float" office:value="1.#NAN">
                <text:p text:id="'ABZ7 10C_MMM'.O2:'ABZ7 10C_MMM'.O5">1.#NAN</text:p>
              </table:table-cell>
              <table:table-cell office:value-type="float" office:value="1.#NAN">
                <text:p text:id="'ABZ7 10C_MMM'.P2:'ABZ7 10C_MMM'.P5">1.#NAN</text:p>
              </table:table-cell>
              <table:table-cell office:value-type="float" office:value="1.#NAN">
                <text:p text:id="'ABZ7 10C_MMM'.Q2:'ABZ7 10C_MMM'.Q5">1.#NAN</text:p>
              </table:table-cell>
              <table:table-cell office:value-type="float" office:value="1.#NAN">
                <text:p text:id="'ABZ7 10C_MMM'.R2:'ABZ7 10C_MMM'.R5">1.#NAN</text:p>
              </table:table-cell>
              <table:table-cell office:value-type="float" office:value="1.#NAN">
                <text:p text:id="'ABZ7 10C_MMM'.S2:'ABZ7 10C_MMM'.S5">1.#NAN</text:p>
              </table:table-cell>
              <table:table-cell office:value-type="float" office:value="1.#NAN">
                <text:p text:id="'ABZ7 10C_MMM'.T2:'ABZ7 10C_MMM'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67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7 - Busca Tabu X Modelos de hibridização (resultado após 5 rodadas)</text:p>
        </chart:title>
        <chart:subtitle svg:x="0.516cm" svg:y="0.938cm" chart:style-name="ch3">
          <text:p>Parâmetros: Tamanho da população = 12; Número de ciclos = 100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7 100C_MMM'.A1:'ABZ7 100C_MMM'.B5 'ABZ7 100C_MMM'.D1:'ABZ7 100C_MMM'.D5 'ABZ7 100C_MMM'.F1:'ABZ7 100C_MMM'.F5 'ABZ7 100C_MMM'.H1:'ABZ7 100C_MMM'.H5 'ABZ7 100C_MMM'.J1:'ABZ7 100C_MMM'.J5 'ABZ7 100C_MMM'.L1:'ABZ7 100C_MMM'.L5 'ABZ7 100C_MMM'.N1:'ABZ7 100C_MMM'.N5 'ABZ7 100C_MMM'.P1:'ABZ7 100C_MMM'.P5 'ABZ7 100C_MMM'.R1:'ABZ7 100C_MMM'.R5 'ABZ7 100C_MMM'.T1:'ABZ7 100C_MMM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7 100C_MMM'.A1:'ABZ7 100C_MMM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7 100C_MMM'.B2:'ABZ7 100C_MMM'.B5" chart:label-cell-address="'ABZ7 100C_MMM'.B1:'ABZ7 100C_MMM'.B1" chart:class="chart:scatter">
            <chart:domain table:cell-range-address="'ABZ7 100C_MMM'.A2:'ABZ7 100C_MMM'.A5"/>
            <chart:data-point chart:repeated="4"/>
          </chart:series>
          <chart:series chart:style-name="ch12" chart:values-cell-range-address="'ABZ7 100C_MMM'.D2:'ABZ7 100C_MMM'.D5" chart:label-cell-address="'ABZ7 100C_MMM'.D1:'ABZ7 100C_MMM'.D1" chart:class="chart:scatter">
            <chart:domain table:cell-range-address="'ABZ7 100C_MMM'.C2:'ABZ7 100C_MMM'.C5"/>
            <chart:data-point chart:repeated="4"/>
          </chart:series>
          <chart:series chart:style-name="ch13" chart:values-cell-range-address="'ABZ7 100C_MMM'.F2:'ABZ7 100C_MMM'.F5" chart:label-cell-address="'ABZ7 100C_MMM'.F1:'ABZ7 100C_MMM'.F1" chart:class="chart:scatter">
            <chart:domain table:cell-range-address="'ABZ7 100C_MMM'.E2:'ABZ7 100C_MMM'.E5"/>
            <chart:data-point chart:repeated="4"/>
          </chart:series>
          <chart:series chart:style-name="ch14" chart:values-cell-range-address="'ABZ7 100C_MMM'.H2:'ABZ7 100C_MMM'.H5" chart:label-cell-address="'ABZ7 100C_MMM'.H1:'ABZ7 100C_MMM'.H1" chart:class="chart:scatter">
            <chart:domain table:cell-range-address="'ABZ7 100C_MMM'.G2:'ABZ7 100C_MMM'.G5"/>
            <chart:data-point chart:repeated="4"/>
          </chart:series>
          <chart:series chart:style-name="ch15" chart:values-cell-range-address="'ABZ7 100C_MMM'.J2:'ABZ7 100C_MMM'.J5" chart:label-cell-address="'ABZ7 100C_MMM'.J1:'ABZ7 100C_MMM'.J1" chart:class="chart:scatter">
            <chart:domain table:cell-range-address="'ABZ7 100C_MMM'.I2:'ABZ7 100C_MMM'.I5"/>
            <chart:data-point chart:repeated="4"/>
          </chart:series>
          <chart:series chart:style-name="ch16" chart:values-cell-range-address="'ABZ7 100C_MMM'.L2:'ABZ7 100C_MMM'.L5" chart:label-cell-address="'ABZ7 100C_MMM'.L1:'ABZ7 100C_MMM'.L1" chart:class="chart:scatter">
            <chart:domain table:cell-range-address="'ABZ7 100C_MMM'.K2:'ABZ7 100C_MMM'.K5"/>
            <chart:data-point chart:repeated="4"/>
          </chart:series>
          <chart:series chart:style-name="ch17" chart:values-cell-range-address="'ABZ7 100C_MMM'.N2:'ABZ7 100C_MMM'.N5" chart:label-cell-address="'ABZ7 100C_MMM'.N1:'ABZ7 100C_MMM'.N1" chart:class="chart:scatter">
            <chart:domain table:cell-range-address="'ABZ7 100C_MMM'.M2:'ABZ7 100C_MMM'.M5"/>
            <chart:data-point chart:repeated="4"/>
          </chart:series>
          <chart:series chart:style-name="ch18" chart:values-cell-range-address="'ABZ7 100C_MMM'.P2:'ABZ7 100C_MMM'.P5" chart:label-cell-address="'ABZ7 100C_MMM'.P1:'ABZ7 100C_MMM'.P1" chart:class="chart:scatter">
            <chart:domain table:cell-range-address="'ABZ7 100C_MMM'.O2:'ABZ7 100C_MMM'.O5"/>
            <chart:data-point chart:repeated="4"/>
          </chart:series>
          <chart:series chart:style-name="ch19" chart:values-cell-range-address="'ABZ7 100C_MMM'.R2:'ABZ7 100C_MMM'.R5" chart:label-cell-address="'ABZ7 100C_MMM'.R1:'ABZ7 100C_MMM'.R1" chart:class="chart:scatter">
            <chart:domain table:cell-range-address="'ABZ7 100C_MMM'.Q2:'ABZ7 100C_MMM'.Q5"/>
            <chart:data-point chart:repeated="4"/>
          </chart:series>
          <chart:series chart:style-name="ch20" chart:values-cell-range-address="'ABZ7 100C_MMM'.T2:'ABZ7 100C_MMM'.T5" chart:label-cell-address="'ABZ7 100C_MMM'.T1:'ABZ7 100C_MMM'.T1" chart:class="chart:scatter">
            <chart:domain table:cell-range-address="'ABZ7 100C_MMM'.S2:'ABZ7 10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7 100C_MMM'.B1:'ABZ7 10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7 100C_MMM'.D1:'ABZ7 10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7 100C_MMM'.F1:'ABZ7 10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7 100C_MMM'.H1:'ABZ7 10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7 100C_MMM'.J1:'ABZ7 10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7 100C_MMM'.L1:'ABZ7 10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7 100C_MMM'.N1:'ABZ7 10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7 100C_MMM'.P1:'ABZ7 10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7 100C_MMM'.R1:'ABZ7 10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7 100C_MMM'.T1:'ABZ7 10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7 100C_MMM'.A1:'ABZ7 100C_MMM'.A1">Soluções computadas</text:p>
              </table:table-cell>
              <table:table-cell office:value-type="float" office:value="1.#NAN">
                <text:p text:id="'ABZ7 100C_MMM'.A2:'ABZ7 100C_MMM'.A5">1.#NAN</text:p>
              </table:table-cell>
              <table:table-cell office:value-type="float" office:value="1.#NAN">
                <text:p text:id="'ABZ7 100C_MMM'.B2:'ABZ7 100C_MMM'.B5">1.#NAN</text:p>
              </table:table-cell>
              <table:table-cell office:value-type="float" office:value="1.#NAN">
                <text:p text:id="'ABZ7 100C_MMM'.C2:'ABZ7 100C_MMM'.C5">1.#NAN</text:p>
              </table:table-cell>
              <table:table-cell office:value-type="float" office:value="1.#NAN">
                <text:p text:id="'ABZ7 100C_MMM'.D2:'ABZ7 100C_MMM'.D5">1.#NAN</text:p>
              </table:table-cell>
              <table:table-cell office:value-type="float" office:value="1.#NAN">
                <text:p text:id="'ABZ7 100C_MMM'.E2:'ABZ7 100C_MMM'.E5">1.#NAN</text:p>
              </table:table-cell>
              <table:table-cell office:value-type="float" office:value="1.#NAN">
                <text:p text:id="'ABZ7 100C_MMM'.F2:'ABZ7 100C_MMM'.F5">1.#NAN</text:p>
              </table:table-cell>
              <table:table-cell office:value-type="float" office:value="1.#NAN">
                <text:p text:id="'ABZ7 100C_MMM'.G2:'ABZ7 100C_MMM'.G5">1.#NAN</text:p>
              </table:table-cell>
              <table:table-cell office:value-type="float" office:value="1.#NAN">
                <text:p text:id="'ABZ7 100C_MMM'.H2:'ABZ7 100C_MMM'.H5">1.#NAN</text:p>
              </table:table-cell>
              <table:table-cell office:value-type="float" office:value="1.#NAN">
                <text:p text:id="'ABZ7 100C_MMM'.I2:'ABZ7 100C_MMM'.I5">1.#NAN</text:p>
              </table:table-cell>
              <table:table-cell office:value-type="float" office:value="1.#NAN">
                <text:p text:id="'ABZ7 100C_MMM'.J2:'ABZ7 100C_MMM'.J5">1.#NAN</text:p>
              </table:table-cell>
              <table:table-cell office:value-type="float" office:value="1.#NAN">
                <text:p text:id="'ABZ7 100C_MMM'.K2:'ABZ7 100C_MMM'.K5">1.#NAN</text:p>
              </table:table-cell>
              <table:table-cell office:value-type="float" office:value="1.#NAN">
                <text:p text:id="'ABZ7 100C_MMM'.L2:'ABZ7 100C_MMM'.L5">1.#NAN</text:p>
              </table:table-cell>
              <table:table-cell office:value-type="float" office:value="1.#NAN">
                <text:p text:id="'ABZ7 100C_MMM'.M2:'ABZ7 100C_MMM'.M5">1.#NAN</text:p>
              </table:table-cell>
              <table:table-cell office:value-type="float" office:value="1.#NAN">
                <text:p text:id="'ABZ7 100C_MMM'.N2:'ABZ7 100C_MMM'.N5">1.#NAN</text:p>
              </table:table-cell>
              <table:table-cell office:value-type="float" office:value="1.#NAN">
                <text:p text:id="'ABZ7 100C_MMM'.O2:'ABZ7 100C_MMM'.O5">1.#NAN</text:p>
              </table:table-cell>
              <table:table-cell office:value-type="float" office:value="1.#NAN">
                <text:p text:id="'ABZ7 100C_MMM'.P2:'ABZ7 100C_MMM'.P5">1.#NAN</text:p>
              </table:table-cell>
              <table:table-cell office:value-type="float" office:value="1.#NAN">
                <text:p text:id="'ABZ7 100C_MMM'.Q2:'ABZ7 100C_MMM'.Q5">1.#NAN</text:p>
              </table:table-cell>
              <table:table-cell office:value-type="float" office:value="1.#NAN">
                <text:p text:id="'ABZ7 100C_MMM'.R2:'ABZ7 100C_MMM'.R5">1.#NAN</text:p>
              </table:table-cell>
              <table:table-cell office:value-type="float" office:value="1.#NAN">
                <text:p text:id="'ABZ7 100C_MMM'.S2:'ABZ7 100C_MMM'.S5">1.#NAN</text:p>
              </table:table-cell>
              <table:table-cell office:value-type="float" office:value="1.#NAN">
                <text:p text:id="'ABZ7 100C_MMM'.T2:'ABZ7 100C_MMM'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67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style-name="ch1">
        <chart:title svg:x="4.035cm" svg:y="0.218cm" chart:style-name="ch2">
          <text:p>ABZ 7 - Busca Tabu X Modelos de hibridização (resultado após 5 rodadas)</text:p>
        </chart:title>
        <chart:subtitle svg:x="0.516cm" svg:y="0.938cm" chart:style-name="ch3">
          <text:p>Parâmetros: Tamanho da população = 12; Número de ciclos = 100; Ordem de operadores invertida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7 100C_MMM_OI'.A1:'ABZ7 100C_MMM_OI'.B5 'ABZ7 100C_MMM_OI'.D1:'ABZ7 100C_MMM_OI'.D5 'ABZ7 100C_MMM_OI'.F1:'ABZ7 100C_MMM_OI'.F5 'ABZ7 100C_MMM_OI'.H1:'ABZ7 100C_MMM_OI'.H5 'ABZ7 100C_MMM_OI'.J1:'ABZ7 100C_MMM_OI'.J5 'ABZ7 100C_MMM_OI'.L1:'ABZ7 100C_MMM_OI'.L5 'ABZ7 100C_MMM_OI'.N1:'ABZ7 100C_MMM_OI'.N5 'ABZ7 100C_MMM_OI'.P1:'ABZ7 100C_MMM_OI'.P5 'ABZ7 100C_MMM_OI'.R1:'ABZ7 100C_MMM_OI'.R5 'ABZ7 100C_MMM_OI'.T1:'ABZ7 10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7 100C_MMM_OI'.A1:'ABZ7 10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7 100C_MMM_OI'.B2:'ABZ7 100C_MMM_OI'.B5" chart:label-cell-address="'ABZ7 100C_MMM_OI'.B1:'ABZ7 100C_MMM_OI'.B1" chart:class="chart:scatter">
            <chart:domain table:cell-range-address="'ABZ7 100C_MMM_OI'.A2:'ABZ7 100C_MMM_OI'.A5"/>
            <chart:data-point chart:repeated="4"/>
          </chart:series>
          <chart:series chart:style-name="ch12" chart:values-cell-range-address="'ABZ7 100C_MMM_OI'.D2:'ABZ7 100C_MMM_OI'.D5" chart:label-cell-address="'ABZ7 100C_MMM_OI'.D1:'ABZ7 100C_MMM_OI'.D1" chart:class="chart:scatter">
            <chart:domain table:cell-range-address="'ABZ7 100C_MMM_OI'.C2:'ABZ7 100C_MMM_OI'.C5"/>
            <chart:data-point chart:repeated="4"/>
          </chart:series>
          <chart:series chart:style-name="ch13" chart:values-cell-range-address="'ABZ7 100C_MMM_OI'.F2:'ABZ7 100C_MMM_OI'.F5" chart:label-cell-address="'ABZ7 100C_MMM_OI'.F1:'ABZ7 100C_MMM_OI'.F1" chart:class="chart:scatter">
            <chart:domain table:cell-range-address="'ABZ7 100C_MMM_OI'.E2:'ABZ7 100C_MMM_OI'.E5"/>
            <chart:data-point chart:repeated="4"/>
          </chart:series>
          <chart:series chart:style-name="ch14" chart:values-cell-range-address="'ABZ7 100C_MMM_OI'.H2:'ABZ7 100C_MMM_OI'.H5" chart:label-cell-address="'ABZ7 100C_MMM_OI'.H1:'ABZ7 100C_MMM_OI'.H1" chart:class="chart:scatter">
            <chart:domain table:cell-range-address="'ABZ7 100C_MMM_OI'.G2:'ABZ7 100C_MMM_OI'.G5"/>
            <chart:data-point chart:repeated="4"/>
          </chart:series>
          <chart:series chart:style-name="ch15" chart:values-cell-range-address="'ABZ7 100C_MMM_OI'.J2:'ABZ7 100C_MMM_OI'.J5" chart:label-cell-address="'ABZ7 100C_MMM_OI'.J1:'ABZ7 100C_MMM_OI'.J1" chart:class="chart:scatter">
            <chart:domain table:cell-range-address="'ABZ7 100C_MMM_OI'.I2:'ABZ7 100C_MMM_OI'.I5"/>
            <chart:data-point chart:repeated="4"/>
          </chart:series>
          <chart:series chart:style-name="ch16" chart:values-cell-range-address="'ABZ7 100C_MMM_OI'.L2:'ABZ7 100C_MMM_OI'.L5" chart:label-cell-address="'ABZ7 100C_MMM_OI'.L1:'ABZ7 100C_MMM_OI'.L1" chart:class="chart:scatter">
            <chart:domain table:cell-range-address="'ABZ7 100C_MMM_OI'.K2:'ABZ7 100C_MMM_OI'.K5"/>
            <chart:data-point chart:repeated="4"/>
          </chart:series>
          <chart:series chart:style-name="ch17" chart:values-cell-range-address="'ABZ7 100C_MMM_OI'.N2:'ABZ7 100C_MMM_OI'.N5" chart:label-cell-address="'ABZ7 100C_MMM_OI'.N1:'ABZ7 100C_MMM_OI'.N1" chart:class="chart:scatter">
            <chart:domain table:cell-range-address="'ABZ7 100C_MMM_OI'.M2:'ABZ7 100C_MMM_OI'.M5"/>
            <chart:data-point chart:repeated="4"/>
          </chart:series>
          <chart:series chart:style-name="ch18" chart:values-cell-range-address="'ABZ7 100C_MMM_OI'.P2:'ABZ7 100C_MMM_OI'.P5" chart:label-cell-address="'ABZ7 100C_MMM_OI'.P1:'ABZ7 100C_MMM_OI'.P1" chart:class="chart:scatter">
            <chart:domain table:cell-range-address="'ABZ7 100C_MMM_OI'.O2:'ABZ7 100C_MMM_OI'.O5"/>
            <chart:data-point chart:repeated="4"/>
          </chart:series>
          <chart:series chart:style-name="ch19" chart:values-cell-range-address="'ABZ7 100C_MMM_OI'.R2:'ABZ7 100C_MMM_OI'.R5" chart:label-cell-address="'ABZ7 100C_MMM_OI'.R1:'ABZ7 100C_MMM_OI'.R1" chart:class="chart:scatter">
            <chart:domain table:cell-range-address="'ABZ7 100C_MMM_OI'.Q2:'ABZ7 100C_MMM_OI'.Q5"/>
            <chart:data-point chart:repeated="4"/>
          </chart:series>
          <chart:series chart:style-name="ch20" chart:values-cell-range-address="'ABZ7 100C_MMM_OI'.T2:'ABZ7 100C_MMM_OI'.T5" chart:label-cell-address="'ABZ7 100C_MMM_OI'.T1:'ABZ7 100C_MMM_OI'.T1" chart:class="chart:scatter">
            <chart:domain table:cell-range-address="'ABZ7 100C_MMM_OI'.S2:'ABZ7 10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7 100C_MMM_OI'.B1:'ABZ7 10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7 100C_MMM_OI'.D1:'ABZ7 10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7 100C_MMM_OI'.F1:'ABZ7 10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7 100C_MMM_OI'.H1:'ABZ7 10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7 100C_MMM_OI'.J1:'ABZ7 10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7 100C_MMM_OI'.L1:'ABZ7 10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7 100C_MMM_OI'.N1:'ABZ7 10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7 100C_MMM_OI'.P1:'ABZ7 10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7 100C_MMM_OI'.R1:'ABZ7 10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7 100C_MMM_OI'.T1:'ABZ7 10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7 100C_MMM_OI'.A1:'ABZ7 100C_MMM_OI'.A1">Soluções computadas</text:p>
              </table:table-cell>
              <table:table-cell office:value-type="float" office:value="1.#NAN">
                <text:p text:id="'ABZ7 100C_MMM_OI'.A2:'ABZ7 100C_MMM_OI'.A5">1.#NAN</text:p>
              </table:table-cell>
              <table:table-cell office:value-type="float" office:value="1.#NAN">
                <text:p text:id="'ABZ7 100C_MMM_OI'.B2:'ABZ7 100C_MMM_OI'.B5">1.#NAN</text:p>
              </table:table-cell>
              <table:table-cell office:value-type="float" office:value="1.#NAN">
                <text:p text:id="'ABZ7 100C_MMM_OI'.C2:'ABZ7 100C_MMM_OI'.C5">1.#NAN</text:p>
              </table:table-cell>
              <table:table-cell office:value-type="float" office:value="1.#NAN">
                <text:p text:id="'ABZ7 100C_MMM_OI'.D2:'ABZ7 100C_MMM_OI'.D5">1.#NAN</text:p>
              </table:table-cell>
              <table:table-cell office:value-type="float" office:value="1.#NAN">
                <text:p text:id="'ABZ7 100C_MMM_OI'.E2:'ABZ7 100C_MMM_OI'.E5">1.#NAN</text:p>
              </table:table-cell>
              <table:table-cell office:value-type="float" office:value="1.#NAN">
                <text:p text:id="'ABZ7 100C_MMM_OI'.F2:'ABZ7 100C_MMM_OI'.F5">1.#NAN</text:p>
              </table:table-cell>
              <table:table-cell office:value-type="float" office:value="1.#NAN">
                <text:p text:id="'ABZ7 100C_MMM_OI'.G2:'ABZ7 100C_MMM_OI'.G5">1.#NAN</text:p>
              </table:table-cell>
              <table:table-cell office:value-type="float" office:value="1.#NAN">
                <text:p text:id="'ABZ7 100C_MMM_OI'.H2:'ABZ7 100C_MMM_OI'.H5">1.#NAN</text:p>
              </table:table-cell>
              <table:table-cell office:value-type="float" office:value="1.#NAN">
                <text:p text:id="'ABZ7 100C_MMM_OI'.I2:'ABZ7 100C_MMM_OI'.I5">1.#NAN</text:p>
              </table:table-cell>
              <table:table-cell office:value-type="float" office:value="1.#NAN">
                <text:p text:id="'ABZ7 100C_MMM_OI'.J2:'ABZ7 100C_MMM_OI'.J5">1.#NAN</text:p>
              </table:table-cell>
              <table:table-cell office:value-type="float" office:value="1.#NAN">
                <text:p text:id="'ABZ7 100C_MMM_OI'.K2:'ABZ7 100C_MMM_OI'.K5">1.#NAN</text:p>
              </table:table-cell>
              <table:table-cell office:value-type="float" office:value="1.#NAN">
                <text:p text:id="'ABZ7 100C_MMM_OI'.L2:'ABZ7 100C_MMM_OI'.L5">1.#NAN</text:p>
              </table:table-cell>
              <table:table-cell office:value-type="float" office:value="1.#NAN">
                <text:p text:id="'ABZ7 100C_MMM_OI'.M2:'ABZ7 100C_MMM_OI'.M5">1.#NAN</text:p>
              </table:table-cell>
              <table:table-cell office:value-type="float" office:value="1.#NAN">
                <text:p text:id="'ABZ7 100C_MMM_OI'.N2:'ABZ7 100C_MMM_OI'.N5">1.#NAN</text:p>
              </table:table-cell>
              <table:table-cell office:value-type="float" office:value="1.#NAN">
                <text:p text:id="'ABZ7 100C_MMM_OI'.O2:'ABZ7 100C_MMM_OI'.O5">1.#NAN</text:p>
              </table:table-cell>
              <table:table-cell office:value-type="float" office:value="1.#NAN">
                <text:p text:id="'ABZ7 100C_MMM_OI'.P2:'ABZ7 100C_MMM_OI'.P5">1.#NAN</text:p>
              </table:table-cell>
              <table:table-cell office:value-type="float" office:value="1.#NAN">
                <text:p text:id="'ABZ7 100C_MMM_OI'.Q2:'ABZ7 100C_MMM_OI'.Q5">1.#NAN</text:p>
              </table:table-cell>
              <table:table-cell office:value-type="float" office:value="1.#NAN">
                <text:p text:id="'ABZ7 100C_MMM_OI'.R2:'ABZ7 100C_MMM_OI'.R5">1.#NAN</text:p>
              </table:table-cell>
              <table:table-cell office:value-type="float" office:value="1.#NAN">
                <text:p text:id="'ABZ7 100C_MMM_OI'.S2:'ABZ7 100C_MMM_OI'.S5">1.#NAN</text:p>
              </table:table-cell>
              <table:table-cell office:value-type="float" office:value="1.#NAN">
                <text:p text:id="'ABZ7 100C_MMM_OI'.T2:'ABZ7 100C_MMM_OI'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